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text-properties officeooo:rsid="000c5d6d" officeooo:paragraph-rsid="000c5d6d"/>
    </style:style>
    <style:style style:name="P3"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6ca98" officeooo:paragraph-rsid="0016ca98" style:font-name-asian="Times New Roman" style:font-size-asian="18pt" style:font-style-asian="normal" style:font-name-complex="Times New Roman" style:font-size-complex="18pt"/>
    </style:style>
    <style:style style:name="P4" style:family="paragraph" style:parent-style-name="Heading_20_2">
      <style:paragraph-properties fo:margin-top="0.2075in" fo:margin-bottom="0.2075in" style:contextual-spacing="false"/>
      <style:text-properties style:font-name="Times New Roman" fo:language="none" fo:country="none" fo:font-style="normal" officeooo:rsid="0018b73b" officeooo:paragraph-rsid="0018b73b" style:font-name-asian="Times New Roman" style:font-style-asian="normal" style:font-name-complex="Times New Roman" style:font-style-complex="normal"/>
    </style:style>
    <style:style style:name="P5" style:family="paragraph" style:parent-style-name="Heading_20_2">
      <style:paragraph-properties fo:margin-top="0.2075in" fo:margin-bottom="0.2075in" style:contextual-spacing="false"/>
      <style:text-properties style:font-name="Times New Roman" fo:language="none" fo:country="none" fo:font-style="normal" officeooo:paragraph-rsid="0019c81e" style:font-name-asian="Times New Roman" style:font-style-asian="normal" style:font-name-complex="Times New Roman" style:font-style-complex="normal"/>
    </style:style>
    <style:style style:name="P6" style:family="paragraph" style:parent-style-name="Heading_20_2">
      <style:paragraph-properties fo:margin-top="0.2075in" fo:margin-bottom="0.2075in" style:contextual-spacing="false"/>
      <style:text-properties style:font-name="Times New Roman" fo:language="none" fo:country="none" fo:font-style="normal" officeooo:rsid="001e3461" officeooo:paragraph-rsid="001e3461" style:font-name-asian="Times New Roman" style:font-style-asian="normal" style:font-name-complex="Times New Roman" style:font-style-complex="normal"/>
    </style:style>
    <style:style style:name="P7" style:family="paragraph" style:parent-style-name="Heading_20_3">
      <style:text-properties officeooo:rsid="0018b73b" officeooo:paragraph-rsid="0018b73b"/>
    </style:style>
    <style:style style:name="P8" style:family="paragraph" style:parent-style-name="Heading_20_3">
      <style:text-properties officeooo:rsid="001c1f2f" officeooo:paragraph-rsid="001c1f2f"/>
    </style:style>
    <style:style style:name="P9" style:family="paragraph" style:parent-style-name="Heading_20_3">
      <style:text-properties officeooo:rsid="001c1f2f" officeooo:paragraph-rsid="001d3768"/>
    </style:style>
    <style:style style:name="P10" style:family="paragraph" style:parent-style-name="Normal">
      <style:paragraph-properties fo:margin-top="0.1665in" fo:margin-bottom="0in" style:contextual-spacing="false"/>
      <style:text-properties officeooo:paragraph-rsid="00173a11"/>
    </style:style>
    <style:style style:name="P11" style:family="paragraph" style:parent-style-name="Text_20_body">
      <style:text-properties fo:font-size="12pt" officeooo:rsid="0019c81e" officeooo:paragraph-rsid="0019c81e" style:font-size-asian="10.5pt" style:font-size-complex="12pt"/>
    </style:style>
    <style:style style:name="P12" style:family="paragraph" style:parent-style-name="Text_20_body">
      <style:text-properties fo:font-size="12pt" officeooo:rsid="001c1f2f" officeooo:paragraph-rsid="001c1f2f" style:font-size-asian="10.5pt" style:font-size-complex="12pt"/>
    </style:style>
    <style:style style:name="P13" style:family="paragraph" style:parent-style-name="Text_20_body">
      <style:text-properties fo:font-size="12pt" officeooo:rsid="001c1f2f" officeooo:paragraph-rsid="001d3768" style:font-size-asian="10.5pt" style:font-size-complex="12pt"/>
    </style:style>
    <style:style style:name="P14" style:family="paragraph" style:parent-style-name="Text_20_body">
      <style:text-properties fo:font-size="12pt" officeooo:rsid="001e4468" officeooo:paragraph-rsid="001e4468" style:font-size-asian="10.5pt" style:font-size-complex="12pt"/>
    </style:style>
    <style:style style:name="P15" style:family="paragraph" style:parent-style-name="Text_20_body">
      <style:text-properties style:font-name="Liberation Mono" fo:font-size="12pt" officeooo:rsid="0019c81e" officeooo:paragraph-rsid="0019c81e" style:font-size-asian="10.5pt" style:font-size-complex="12pt"/>
    </style:style>
    <style:style style:name="P16" style:family="paragraph" style:parent-style-name="Text_20_body">
      <style:text-properties style:font-name="Liberation Mono" fo:font-size="12pt" officeooo:rsid="001c1f2f" officeooo:paragraph-rsid="001c1f2f" style:font-size-asian="10.5pt" style:font-size-complex="12pt"/>
    </style:style>
    <style:style style:name="P17" style:family="paragraph" style:parent-style-name="Text_20_body">
      <style:text-properties style:font-name="Liberation Mono" fo:font-size="12pt" officeooo:rsid="001c1f2f" officeooo:paragraph-rsid="001d3768" style:font-size-asian="10.5pt" style:font-size-complex="12pt"/>
    </style:style>
    <style:style style:name="P18" style:family="paragraph" style:parent-style-name="Text_20_body">
      <style:text-properties style:font-name="Liberation Serif" fo:font-size="12pt" officeooo:rsid="001a9791" officeooo:paragraph-rsid="001a9791" style:font-size-asian="10.5pt" style:font-size-complex="12pt"/>
    </style:style>
    <style:style style:name="P19" style:family="paragraph" style:parent-style-name="Text_20_body">
      <style:text-properties style:font-name="Liberation Serif" fo:font-size="12pt" officeooo:rsid="001d3768" officeooo:paragraph-rsid="001d3768" style:font-size-asian="10.5pt" style:font-size-complex="12pt"/>
    </style:style>
    <style:style style:name="P20" style:family="paragraph" style:parent-style-name="Text_20_body">
      <style:text-properties style:font-name="Liberation Serif" fo:font-size="12pt" officeooo:rsid="001e3461" officeooo:paragraph-rsid="001e3461"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officeooo:rsid="0017846d" style:font-style-asian="italic" style:font-style-complex="italic"/>
    </style:style>
    <style:style style:name="T3" style:family="text">
      <style:text-properties fo:font-style="italic" officeooo:rsid="001d3768"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846d" style:font-style-asian="normal" style:font-style-complex="normal"/>
    </style:style>
    <style:style style:name="T6" style:family="text">
      <style:text-properties fo:font-style="normal" officeooo:rsid="001bed46" style:font-style-asian="normal" style:font-style-complex="normal"/>
    </style:style>
    <style:style style:name="T7" style:family="text">
      <style:text-properties fo:font-style="normal" officeooo:rsid="001ce9a8" style:font-style-asian="normal" style:font-style-complex="normal"/>
    </style:style>
    <style:style style:name="T8" style:family="text">
      <style:text-properties fo:font-style="normal" officeooo:rsid="001d3768" style:font-style-asian="normal" style:font-style-complex="normal"/>
    </style:style>
    <style:style style:name="T9" style:family="text">
      <style:text-properties officeooo:rsid="0016ca98"/>
    </style:style>
    <style:style style:name="T10" style:family="text">
      <style:text-properties officeooo:rsid="00173a11"/>
    </style:style>
    <style:style style:name="T11" style:family="text">
      <style:text-properties officeooo:rsid="0017846d"/>
    </style:style>
    <style:style style:name="T12" style:family="text">
      <style:text-properties officeooo:rsid="001a9791"/>
    </style:style>
    <style:style style:name="T13" style:family="text">
      <style:text-properties officeooo:rsid="001c1f2f"/>
    </style:style>
    <style:style style:name="T14" style:family="text">
      <style:text-properties officeooo:rsid="001d37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Basic Programming Logic - if/loops</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2">202<text:span text:style-name="T9">3-01-07</text:span></text:p>
          </table:table-cell>
        </table:table-row>
      </table:table>
      <text:h text:style-name="P5" text:outline-level="2">Overview</text:h>
      <text:p text:style-name="P10"><text:span text:style-name="T10">Have you ever wondered how computers think, but never programmed one before? </text:span><text:span text:style-name="T11">There is a wealth of specific programming tutorials for various languages out there. This tutorial will focus more generally on programming </text:span><text:span text:style-name="T2">logic</text:span><text:span text:style-name="T5"> – how programmers </text:span><text:span text:style-name="T2">think</text:span><text:span text:style-name="T5"> when writing code, rather than how to write in one particular language. We will use some simple examples from the popular Python programming language while learning this logic. </text:span></text:p>
      <text:h text:style-name="P4" text:outline-level="2">Programming Logic – Decisions and Repetitions</text:h>
      <text:h text:style-name="P7" text:outline-level="3">Making Decisions – if Statements<text:line-break/></text:h>
      <text:p text:style-name="P11">One of the most basic things programmers need to do is making “if else” decisions in their code. What should the code do if the user inputs one thing, what to do if they input another thing, or some other corner case. <text:span text:style-name="T12">Our code needs to be able to go in one direction or another depending on input. A very simple example might be a user’s preference for one unit of measurement or another. Let’s say we’re writing a program that tracks mileage for activities. We can display this distance in miles or kilometers depending on what the user decides:</text:span></text:p>
      <text:p text:style-name="P15">if units == "mi":<text:line-break/><text:tab/>calc_miles()<text:line-break/>elif units == "km":<text:line-break/><text:tab/>calc_kilometers()<text:line-break/>else:<text:line-break/><text:tab/>display_error()</text:p>
      <text:p text:style-name="P18">This simple example shows how our program can calculate data based on miles or kilometers depending on what the user wants to see. <text:span text:style-name="T13">If the user selects miles, we call the calc_miles() function. Else, if the user picks kilometers we’ll call the calc_kilometers() function. </text:span>We’ve allowed our program to <text:span text:style-name="T1">decide </text:span><text:span text:style-name="T4">the correct code path to run based on user input, </text:span><text:span text:style-name="T6">or display an error if the code receives some invalid unit. </text:span></text:p>
      <text:h text:style-name="P8" text:outline-level="3">Looping Indefinitely – the while Loop<text:line-break/></text:h>
      <text:p text:style-name="P12">Another important part of coding logic is the loop. Computers are excellent at doing <text:span text:style-name="T1">repetitive </text:span><text:span text:style-name="T4">tasks, where people usually aren’t. A computer can wait for input indefinitely, display some image on the screen in an infinite loop over time, and much more. A basic type of loop </text:span><text:soft-page-break/><text:span text:style-name="T4">commonly </text:span><text:span text:style-name="T7">used in programming is called the “while” loop or “do while” loop. For example, let’s say we have a program that will read data from a car’s OBD port. This program will read data from the car until the user decides to quit. Our code might look like this:</text:span></text:p>
      <text:p text:style-name="P16"><text:span text:style-name="T7">while True:<text:line-break/><text:tab/>keep_reading = user_input()<text:line-break/><text:tab/>if keep_reading == False:<text:line-break/><text:tab/><text:tab/>break<text:line-break/>read_data()<text:line-break/>parse_data()<text:line-break/>display_data()</text:span></text:p>
      <text:p text:style-name="P19"><text:span text:style-name="T7">T</text:span><text:span text:style-name="T4">his code will read the OBD data, parse it, and display it to the user on every loop. Every loop, we also check if the user enters the quit command. This is the “break” condition that will exit the loop. Until that break condition is met, the loop will continue indefinitely.</text:span></text:p>
      <text:h text:style-name="P9" text:outline-level="3">Looping <text:span text:style-name="T14">a Few Times – the for Loop</text:span><text:line-break/></text:h>
      <text:p text:style-name="P13"><text:span text:style-name="T4">Another </text:span><text:span text:style-name="T8">useful type of loop is the for loop. This allows us to loop a </text:span><text:span text:style-name="T3">specific</text:span><text:span text:style-name="T8"> number of times, rather than indefinitely until some break condition is met. For example, let’s say we have a program that calculates statistics from a list of numerical data. Sum, average, min, max, etc. Our code that calculates the sum might look like this:</text:span></text:p>
      <text:p text:style-name="P17"><text:span text:style-name="T8">sum = 0<text:line-break/>for item in dataset:<text:line-break/><text:tab/>sum = sum + item<text:line-break/>display_sum(sum)</text:span></text:p>
      <text:p text:style-name="P20"><text:span text:style-name="T8">T</text:span><text:span text:style-name="T4">his loop goes through every item in the data set, adding each individual number to the sum total. This loop will quit when all numbers in this list are exhausted, and therefore the complete sum has been calculated.</text:span></text:p>
      <text:h text:style-name="P6" text:outline-level="2">Basic Logic, Big Uses</text:h>
      <text:p text:style-name="P14">Programming logic is built on foundational operators such as if, else, while, for, etc. These tools exist in many different programming languages from Python to C to Rust to JavaScript and many, many more. If you learn how to <text:span text:style-name="T1">think</text:span><text:span text:style-name="T4"> in one programming language, you can transfer this knowledge to a new one! In fact, many programmers use multiple tools depending on the project. Coding is a fascinating exercise in logic, so if you are thinking of getting started now is the time. Go code, have fu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Hex Encoding, Version Prefixes, and Keccak (uBitAddr Code Companion Update)</dc:title>
    <meta:initial-creator/>
    <meta:editing-cycles>21</meta:editing-cycles>
    <dc:date>2023-01-07T16:30:18.437000000</dc:date>
    <meta:editing-duration>PT1H17M47S</meta:editing-duration>
    <meta:document-statistic meta:table-count="1" meta:image-count="0" meta:object-count="0" meta:page-count="2" meta:paragraph-count="22" meta:word-count="642" meta:character-count="3761" meta:non-whitespace-character-count="3123"/>
  </office:meta>
</office:document-meta>
</file>